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Rap</text:h>
      <text:h text:style-name="Heading_20_1" text:outline-level="1">OpenGL Record and Playback</text:h>
      <text:h text:style-name="Heading_20_2" text:outline-level="2">Summary</text:h>
      <text:p text:style-name="Text_20_body">The concept behind glRap is a PIX-like application for OpenGL on multiple operating systems.</text:p>
      <text:h text:style-name="Heading_20_2" text:outline-level="2">Feature requirements</text:h>
      <text:list xml:id="list567127762" text:style-name="L1">
        <text:list-item>
          <text:p text:style-name="P1">Designed for large scale industrial applications, not just noddy test cases.</text:p>
        </text:list-item>
        <text:list-item>
          <text:p text:style-name="P1">Handle multiple contexts (and thus probably threads)</text:p>
        </text:list-item>
        <text:list-item>
          <text:p text:style-name="P1">Playback of recorded frames/sequences of frames using Mesa</text:p>
        </text:list-item>
        <text:list-item>
          <text:p text:style-name="P1">Multiple platform support</text:p>
          <text:list>
            <text:list-item>
              <text:p text:style-name="P1">Windows (wgl)</text:p>
            </text:list-item>
            <text:list-item>
              <text:p text:style-name="P1">Linux (glx)</text:p>
            </text:list-item>
            <text:list-item>
              <text:p text:style-name="P1">Other?</text:p>
            </text:list-item>
          </text:list>
        </text:list-item>
        <text:list-item>
          <text:p text:style-name="P1">Low CPU and memory overhead while capturing</text:p>
        </text:list-item>
        <text:list-item>
          <text:p text:style-name="P1">Draw call debugger</text:p>
        </text:list-item>
        <text:list-item>
          <text:p text:style-name="P1">Editable recordable data during playback.</text:p>
        </text:list-item>
        <text:list-item>
          <text:p text:style-name="P1">Recorded application does not need modification for use – dynamic hook up.</text:p>
        </text:list-item>
        <text:list-item>
          <text:p text:style-name="P1">Tracing API available through header and library.</text:p>
        </text:list-item>
        <text:list-item>
          <text:p text:style-name="P1">Can be invoked via a shell script</text:p>
        </text:list-item>
        <text:list-item>
          <text:p text:style-name="P1">Can be invoked via a UI that is also used to playback traces.</text:p>
        </text:list-item>
        <text:list-item>
          <text:p text:style-name="P1">Requirement that the OpenGL application recorded is already functional on the system that it is run on, without error.</text:p>
        </text:list-item>
        <text:list-item>
          <text:p text:style-name="P1">OpenGL core and compatibility profiles supported, from v1.1 to most recent.</text:p>
        </text:list-item>
        <text:list-item>
          <text:p text:style-name="P1">Data analysis that can be done offline.</text:p>
        </text:list-item>
        <text:list-item>
          <text:p text:style-name="P1">Redundant state analysis</text:p>
        </text:list-item>
        <text:list-item>
          <text:p text:style-name="P1">GL error reporting from Mesa?</text:p>
        </text:list-item>
        <text:list-item>
          <text:p text:style-name="P1">View textures</text:p>
        </text:list-item>
        <text:list-item>
          <text:p text:style-name="P1">View render targets at draw calls.</text:p>
        </text:list-item>
        <text:list-item>
          <text:p text:style-name="P1">View vertex data at draw cal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 Final</meta:initial-creator>
    <meta:creation-date>2011-08-16T21:59:00</meta:creation-date>
    <meta:generator>OpenOffice.org/3.2$Unix OpenOffice.org_project/320m12$Build-9483</meta:generator>
    <dc:date>2011-08-16T22:10:31</dc:date>
    <dc:creator>Mark Final</dc:creator>
    <meta:editing-duration>PT00H11M32S</meta:editing-duration>
    <meta:editing-cycles>4</meta:editing-cycles>
    <meta:document-statistic meta:table-count="0" meta:image-count="0" meta:object-count="0" meta:page-count="1" meta:paragraph-count="27" meta:word-count="191" meta:character-count="1095"/>
  </office:meta>
</office:document-meta>
</file>